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72pt" style:font-size-asian="72pt" style:font-size-complex="72pt"/>
    </style:style>
    <style:style style:name="P2" style:family="paragraph">
      <style:paragraph-properties fo:text-align="center"/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8.865cm" svg:height="3.683cm" svg:x="1.095cm" svg:y="1cm">
          <text:p text:style-name="P1"><text:span text:style-name="T1">Flowchart – Wave Amplitu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5.842cm" svg:height="5.08cm" svg:x="25.257cm" svg:y="6.33cm">
          <text:p text:style-name="P3">Input</text:p>
          <text:p text:style-name="P3">Wave Frequency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2" draw:text-style-name="P3" xml:id="id3" draw:id="id3" draw:layer="layout" svg:width="5.842cm" svg:height="5.08cm" svg:x="33.639cm" svg:y="10.14cm">
          <text:p text:style-name="P3">Input</text:p>
          <text:p text:style-name="P3">Wave Direction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2" draw:text-style-name="P3" xml:id="id1" draw:id="id1" draw:layer="layout" svg:width="5.842cm" svg:height="5.08cm" svg:x="42.148cm" svg:y="8.234cm">
          <text:p text:style-name="P3">Selected</text:p>
          <text:p text:style-name="P3">Environment Model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2" draw:text-style-name="P3" xml:id="id2" draw:id="id2" draw:layer="layout" svg:width="6.096cm" svg:height="3.556cm" svg:x="42.021cm" svg:y="29.38cm">
          <text:p text:style-name="P3">Select </text:p>
          <text:p text:style-name="P3">Correct </text:p>
          <text:p text:style-name="P3">Wave Model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3" draw:layer="layout" svg:x1="45.069cm" svg:y1="13.013cm" svg:x2="45.069cm" svg:y2="29.38cm" draw:start-shape="id1" draw:start-glue-point="6" draw:end-shape="id2" svg:d="m45069 13013v16367">
          <text:p/>
        </draw:connector>
        <draw:custom-shape draw:style-name="gr2" draw:text-style-name="P3" xml:id="id4" draw:id="id4" draw:layer="layout" svg:width="23.114cm" svg:height="2.667cm" svg:x="25.003cm" svg:y="35.794cm">
          <text:p text:style-name="P3">Select 2 closest wave directions from model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xml:id="id6" draw:id="id6" draw:layer="layout" svg:width="8.128cm" svg:height="2.794cm" svg:x="38.837cm" svg:y="40.111cm">
          <text:p text:style-name="P3">Wave Spectrum</text:p>
          <text:p text:style-name="P3">Direction 2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svg:x1="36.56cm" svg:y1="14.919cm" svg:x2="36.56cm" svg:y2="35.794cm" draw:start-shape="id3" draw:start-glue-point="6" draw:end-shape="id4" draw:end-glue-point="0" svg:d="m36560 14919v20875">
          <text:p/>
        </draw:connector>
        <draw:connector draw:style-name="gr3" draw:text-style-name="P3" draw:layer="layout" svg:x1="36.56cm" svg:y1="38.461cm" svg:x2="29.702cm" svg:y2="40.112cm" draw:start-shape="id4" draw:start-glue-point="2" draw:end-shape="id5" draw:end-glue-point="5" svg:d="m36560 38461v826h-6858v825">
          <text:p/>
        </draw:connector>
        <draw:connector draw:style-name="gr3" draw:text-style-name="P3" draw:layer="layout" svg:x1="36.56cm" svg:y1="38.461cm" svg:x2="42.901cm" svg:y2="40.111cm" draw:start-shape="id4" draw:start-glue-point="2" draw:end-shape="id6" draw:end-glue-point="5" svg:d="m36560 38461v825h6341v825">
          <text:p/>
        </draw:connector>
        <draw:connector draw:style-name="gr3" draw:text-style-name="P3" draw:layer="layout" svg:x1="45.069cm" svg:y1="32.936cm" svg:x2="36.56cm" svg:y2="35.794cm" draw:start-shape="id2" draw:start-glue-point="2" draw:end-shape="id4" draw:end-glue-point="0" svg:d="m45069 32936v1429h-8509v1429">
          <text:p/>
        </draw:connector>
        <draw:custom-shape draw:style-name="gr2" draw:text-style-name="P3" xml:id="id7" draw:id="id7" draw:layer="layout" svg:width="6.858cm" svg:height="3.683cm" svg:x="14.208cm" svg:y="29.317cm">
          <text:p text:style-name="P3">Pre-Defined</text:p>
          <text:p text:style-name="P3">Wave </text:p>
          <text:p text:style-name="P3">Environment </text:p>
          <text:p text:style-name="P3">Model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3" draw:layer="layout" svg:x1="21.066cm" svg:y1="31.158cm" svg:x2="42.021cm" svg:y2="31.158cm" draw:start-shape="id7" draw:start-glue-point="1" draw:end-shape="id2" draw:end-glue-point="3" svg:d="m21066 31158h20955">
          <text:p/>
        </draw:connector>
        <draw:custom-shape draw:style-name="gr2" draw:text-style-name="P3" xml:id="id9" draw:id="id9" draw:layer="layout" svg:width="9.398cm" svg:height="2.921cm" svg:x="38.202cm" svg:y="44.175cm">
          <text:p text:style-name="P3">Interpolate to get</text:p>
          <text:p text:style-name="P3">spectrum value for </text:p>
          <text:p text:style-name="P3">input wave frequenc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3" draw:layer="layout" svg:x1="29.702cm" svg:y1="42.906cm" svg:x2="29.702cm" svg:y2="44.176cm" draw:start-shape="id5" draw:start-glue-point="8" draw:end-shape="id8" draw:end-glue-point="0" svg:d="m29702 42906v1270">
          <text:p/>
        </draw:connector>
        <draw:connector draw:style-name="gr3" draw:text-style-name="P3" draw:layer="layout" svg:x1="42.901cm" svg:y1="42.905cm" svg:x2="42.901cm" svg:y2="44.175cm" draw:start-shape="id6" draw:start-glue-point="8" draw:end-shape="id9" svg:d="m42901 42905v1270">
          <text:p/>
        </draw:connector>
        <draw:custom-shape draw:style-name="gr2" draw:text-style-name="P3" xml:id="id5" draw:id="id5" draw:layer="layout" svg:width="8.128cm" svg:height="2.794cm" svg:x="25.638cm" svg:y="40.112cm">
          <text:p text:style-name="P3">Wave Spectrum</text:p>
          <text:p text:style-name="P3">Direction 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8" draw:id="id8" draw:layer="layout" svg:width="9.398cm" svg:height="2.921cm" svg:x="25.003cm" svg:y="44.176cm">
          <text:p text:style-name="P3">Interpolate to get</text:p>
          <text:p text:style-name="P3">spectrum value for </text:p>
          <text:p text:style-name="P3">input wave frequenc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xml:id="id10" draw:id="id10" draw:layer="layout" svg:width="5.842cm" svg:height="5.08cm" svg:x="19.669cm" svg:y="14.134cm">
          <text:p text:style-name="P3">Wave frequency</text:p>
          <text:p text:style-name="P3">values 1 above</text:p>
          <text:p text:style-name="P3">and 1 below </text:p>
          <text:p text:style-name="P3">input wave</text:p>
          <text:p text:style-name="P3">frequency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2" draw:text-style-name="P3" xml:id="id11" draw:id="id11" draw:layer="layout" svg:width="11.43cm" svg:height="3.556cm" svg:x="19.923cm" svg:y="22.205cm">
          <text:p text:style-name="P3">Calculate frequency step</text:p>
          <text:p text:style-name="P3">dw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3" draw:layer="layout" svg:x1="22.59cm" svg:y1="18.913cm" svg:x2="25.638cm" svg:y2="22.205cm" draw:start-shape="id10" draw:start-glue-point="6" draw:end-shape="id11" svg:d="m22590 18913v1797h3048v1495">
          <text:p/>
        </draw:connector>
        <draw:connector draw:style-name="gr3" draw:text-style-name="P3" draw:layer="layout" draw:line-skew="1.269cm" svg:x1="28.178cm" svg:y1="11.109cm" svg:x2="25.638cm" svg:y2="22.205cm" draw:start-shape="id12" draw:start-glue-point="6" draw:end-shape="id11" draw:end-glue-point="0" svg:d="m28178 11109v6968h-2540v4128">
          <text:p/>
        </draw:connector>
        <draw:custom-shape draw:style-name="gr2" draw:text-style-name="P3" xml:id="id13" draw:id="id13" draw:layer="layout" svg:width="5.334cm" svg:height="2.286cm" svg:x="22.971cm" svg:y="27.539cm">
          <text:p text:style-name="P3">dw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svg:x1="25.638cm" svg:y1="25.761cm" svg:x2="25.638cm" svg:y2="27.539cm" draw:start-shape="id11" draw:start-glue-point="2" draw:end-shape="id13" draw:end-glue-point="5" svg:d="m25638 25761v1778">
          <text:p/>
        </draw:connector>
        <draw:custom-shape draw:style-name="gr2" draw:text-style-name="P3" xml:id="id14" draw:id="id14" draw:layer="layout" svg:width="23.114cm" svg:height="2.667cm" svg:x="25.002cm" svg:y="49.637cm">
          <text:p text:style-name="P3">Interpolate for specified wave direction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3" draw:layer="layout" svg:x1="29.702cm" svg:y1="47.097cm" svg:x2="36.559cm" svg:y2="49.637cm" draw:start-shape="id8" draw:start-glue-point="2" draw:end-shape="id14" draw:end-glue-point="0" svg:d="m29702 47097v1270h6857v1270">
          <text:p/>
        </draw:connector>
        <draw:connector draw:style-name="gr3" draw:text-style-name="P3" draw:layer="layout" svg:x1="42.901cm" svg:y1="47.096cm" svg:x2="36.559cm" svg:y2="49.637cm" draw:start-shape="id9" draw:start-glue-point="2" draw:end-shape="id14" draw:end-glue-point="0" svg:d="m42901 47096v1270h-6342v1271">
          <text:p/>
        </draw:connector>
        <draw:connector draw:style-name="gr3" draw:text-style-name="P3" draw:layer="layout" draw:line-skew="-11.436cm" svg:x1="33.639cm" svg:y1="12.68cm" svg:x2="25.002cm" svg:y2="50.97cm" draw:start-shape="id3" draw:start-glue-point="5" draw:end-shape="id14" draw:end-glue-point="3" svg:d="m33639 12680h-20574v38290h11937">
          <text:p/>
        </draw:connector>
        <draw:custom-shape draw:style-name="gr2" draw:text-style-name="P3" xml:id="id15" draw:id="id15" draw:layer="layout" svg:width="7.239cm" svg:height="3.048cm" svg:x="32.94cm" svg:y="55.352cm">
          <text:p text:style-name="P3">Wave Spectrum</text:p>
          <text:p text:style-name="P3">Ordinate</text:p>
          <text:p text:style-name="P3">S(w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svg:x1="36.559cm" svg:y1="52.304cm" svg:x2="36.559cm" svg:y2="55.352cm" draw:start-shape="id14" draw:start-glue-point="2" draw:end-shape="id15" draw:end-glue-point="0" svg:d="m36559 52304v3048">
          <text:p/>
        </draw:connector>
        <draw:custom-shape draw:style-name="gr2" draw:text-style-name="P3" xml:id="id16" draw:id="id16" draw:layer="layout" svg:width="23.114cm" svg:height="2.667cm" svg:x="25.001cm" svg:y="60.815cm">
          <text:p text:style-name="P3">Calculate wave amplitude from spectrum ordinat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3" draw:layer="layout" draw:line-skew="-12.832cm" svg:x1="25.257cm" svg:y1="8.87cm" svg:x2="25.001cm" svg:y2="62.148cm" draw:start-shape="id12" draw:start-glue-point="5" draw:end-shape="id16" svg:d="m25257 8870h-13589v53278h13333">
          <text:p/>
        </draw:connector>
        <draw:connector draw:style-name="gr3" draw:text-style-name="P3" draw:layer="layout" svg:x1="36.56cm" svg:y1="58.4cm" svg:x2="36.558cm" svg:y2="60.815cm" draw:start-shape="id15" draw:start-glue-point="8" draw:end-shape="id16" draw:end-glue-point="0" svg:d="m36560 58400v1208h-2v1207">
          <text:p/>
        </draw:connector>
        <draw:custom-shape draw:style-name="gr2" draw:text-style-name="P3" xml:id="id17" draw:id="id17" draw:layer="layout" svg:width="11.047cm" svg:height="3.556cm" svg:x="31.035cm" svg:y="68.183cm">
          <text:p text:style-name="P3">Write out wave amplitud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36.558cm" svg:y1="63.482cm" svg:x2="36.558cm" svg:y2="68.183cm" draw:start-shape="id16" draw:start-glue-point="2" draw:end-shape="id17" svg:d="m36558 63482v4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96cm" fo:page-height="91.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4T15:54:33</meta:creation-date>
    <dc:date>2013-04-14T16:20:37</dc:date>
    <meta:editing-duration>PT16M28S</meta:editing-duration>
    <meta:editing-cycles>3</meta:editing-cycles>
    <meta:generator>LibreOffice/3.5$Linux_X86_64 LibreOffice_project/350m1$Build-413</meta:generator>
    <meta:document-statistic meta:object-count="36"/>
  </office:meta>
</office:document-meta>
</file>